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2.29cm" fo:min-width="3.056cm"/>
    </style:style>
    <style:style style:name="gr3" style:family="graphic" style:parent-style-name="standard">
      <style:graphic-properties draw:fill-color="#b61040" draw:textarea-horizontal-align="justify" draw:textarea-vertical-align="middle" draw:auto-grow-height="false" fo:min-height="2.29cm" fo:min-width="3.056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.38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2cm" fo:min-width="1.9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.56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4.687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2cm" fo:min-width="1.975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2.29cm" fo:min-width="3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5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b6104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2.54cm" svg:x="1.127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2.54cm" svg:x="6.207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556cm" svg:height="2.54cm" svg:x="11.287cm" svg:y="2.651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763cm" svg:y1="3.921cm" svg:x2="11.287cm" svg:y2="3.921cm" draw:start-shape="id1" draw:start-glue-point="1" draw:end-shape="id2" draw:end-glue-point="3" svg:d="M9763 3921h1524" svg:viewBox="0 0 1525 1">
          <text:p/>
        </draw:connector>
        <draw:connector draw:style-name="gr4" draw:text-style-name="P4" draw:layer="layout" draw:type="line" svg:x1="4.683cm" svg:y1="3.921cm" svg:x2="6.207cm" svg:y2="3.921cm" svg:d="M4683 3921h1524" svg:viewBox="0 0 1525 1">
          <text:p/>
        </draw:connector>
        <draw:frame draw:style-name="gr5" draw:text-style-name="P5" draw:layer="layout" svg:width="2.885cm" svg:height="1.8cm" svg:x="1.508cm" svg:y="3.01cm">
          <draw:text-box>
            <text:p><text:span text:style-name="T1">outside</text:span></text:p>
            <text:p><text:span text:style-name="T1">sensors</text:span></text:p>
          </draw:text-box>
        </draw:frame>
        <draw:frame draw:style-name="gr6" draw:text-style-name="P7" draw:layer="layout" svg:width="2.729cm" svg:height="2.132cm" svg:x="6.78cm" svg:y="3.032cm">
          <draw:text-box>
            <text:p text:style-name="P6"><text:span text:style-name="T1">inside</text:span></text:p>
            <text:p text:style-name="P6"><text:span text:style-name="T1">sensors</text:span></text:p>
          </draw:text-box>
        </draw:frame>
        <draw:frame draw:style-name="gr7" draw:text-style-name="P5" draw:layer="layout" svg:width="1.065cm" svg:height="1.048cm" svg:x="12.508cm" svg:y="3.508cm">
          <draw:text-box>
            <text:p><text:span text:style-name="T1">Pi</text:span></text:p>
          </draw:text-box>
        </draw:frame>
        <draw:frame draw:style-name="gr5" draw:text-style-name="P5" draw:layer="layout" svg:width="2.885cm" svg:height="1.8cm" svg:x="4.175cm" svg:y="6.207cm">
          <draw:text-box>
            <text:p><text:span text:style-name="T1">weather</text:span></text:p>
            <text:p><text:span text:style-name="T1">station</text:span></text:p>
          </draw:text-box>
        </draw:frame>
        <draw:custom-shape draw:style-name="gr8" draw:text-style-name="P8" draw:layer="layout" svg:width="0.635cm" svg:height="5.207cm" draw:transform="rotate (-1.5707963267949) translate (8.112cm 5.4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3.556cm" svg:height="2.54cm" svg:x="1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2.54cm" svg:x="6.08cm" svg:y="10.9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556cm" svg:height="2.54cm" svg:x="11.16cm" svg:y="10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636cm" svg:y1="12.176cm" svg:x2="11.16cm" svg:y2="12.176cm" draw:start-shape="id3" draw:start-glue-point="1" draw:end-shape="id4" draw:end-glue-point="3" svg:d="M9636 12176h1524" svg:viewBox="0 0 1525 1">
          <text:p/>
        </draw:connector>
        <draw:connector draw:style-name="gr4" draw:text-style-name="P4" draw:layer="layout" draw:type="line" svg:x1="4.556cm" svg:y1="12.176cm" svg:x2="6.08cm" svg:y2="12.176cm" svg:d="M4556 12176h1524" svg:viewBox="0 0 1525 1">
          <text:p/>
        </draw:connector>
        <draw:frame draw:style-name="gr5" draw:text-style-name="P5" draw:layer="layout" svg:width="2.885cm" svg:height="1.8cm" svg:x="1.381cm" svg:y="11.265cm">
          <draw:text-box>
            <text:p><text:span text:style-name="T1">outside</text:span></text:p>
            <text:p><text:span text:style-name="T1">sensors</text:span></text:p>
          </draw:text-box>
        </draw:frame>
        <draw:frame draw:style-name="gr9" draw:text-style-name="P7" draw:layer="layout" svg:width="2.729cm" svg:height="2.132cm" svg:x="6.653cm" svg:y="11.287cm">
          <draw:text-box>
            <text:p text:style-name="P6"><text:span text:style-name="T1">inside</text:span></text:p>
            <text:p text:style-name="P6"><text:span text:style-name="T1">sensors</text:span></text:p>
          </draw:text-box>
        </draw:frame>
        <draw:frame draw:style-name="gr7" draw:text-style-name="P5" draw:layer="layout" svg:width="1.065cm" svg:height="1.048cm" svg:x="12.381cm" svg:y="11.763cm">
          <draw:text-box>
            <text:p><text:span text:style-name="T1">Pi</text:span></text:p>
          </draw:text-box>
        </draw:frame>
        <draw:custom-shape draw:style-name="gr10" draw:text-style-name="P9" xml:id="id5" draw:id="id5" draw:layer="layout" svg:width="3.556cm" svg:height="2.54cm" svg:x="16.24cm" svg:y="10.9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716cm" svg:y1="12.176cm" svg:x2="16.24cm" svg:y2="12.176cm" draw:end-shape="id5" draw:end-glue-point="3" svg:d="M14716 12176h1524" svg:viewBox="0 0 1525 1">
          <text:p/>
        </draw:connector>
        <draw:frame draw:style-name="gr11" draw:text-style-name="P5" draw:layer="layout" svg:width="2.794cm" svg:height="1.27cm" svg:x="16.748cm" svg:y="11.668cm">
          <draw:text-box>
            <text:p><text:span text:style-name="T1">server</text:span></text:p>
          </draw:text-box>
        </draw:frame>
        <draw:frame draw:style-name="gr5" draw:text-style-name="P5" draw:layer="layout" svg:width="2.885cm" svg:height="1.8cm" svg:x="4.048cm" svg:y="14.462cm">
          <draw:text-box>
            <text:p><text:span text:style-name="T1">weather</text:span></text:p>
            <text:p><text:span text:style-name="T1">station</text:span></text:p>
          </draw:text-box>
        </draw:frame>
        <draw:custom-shape draw:style-name="gr8" draw:text-style-name="P8" draw:layer="layout" svg:width="0.635cm" svg:height="5.207cm" draw:transform="rotate (-1.5707963267949) translate (7.985cm 13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22:03.859216343</meta:creation-date>
    <dc:date>2022-02-17T18:42:06.490708179</dc:date>
    <meta:editing-duration>PT1H51M25S</meta:editing-duration>
    <meta:editing-cycles>4</meta:editing-cycles>
    <meta:generator>LibreOffice/6.4.7.2$Linux_X86_64 LibreOffice_project/40$Build-2</meta:generator>
    <meta:document-statistic meta:object-count="23"/>
  </office:meta>
</office:document-meta>
</file>